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isPartOfProject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4" office:value-type="string" calcext:value-type="string">
            <text:p>hasExperiment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s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s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s</text:p>
          </table:table-cell>
          <table:table-cell office:value-type="string" calcext:value-type="string">
            <text:p>AmplifierSettings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3:41:55.63020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9T14:03:52.962255656</dc:date>
    <dc:creator>cristina </dc:creator>
    <meta:editing-duration>P2DT21H8M43S</meta:editing-duration>
    <meta:editing-cycles>281</meta:editing-cycles>
    <meta:generator>LibreOffice/4.2.7.2$Linux_X86_64 LibreOffice_project/420m0$Build-2</meta:generator>
    <meta:document-statistic meta:table-count="1" meta:cell-count="309" meta:object-count="0"/>
  </office:meta>
</office:document-meta>
</file>